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03T15:11:39</meta:creation-date>
    <dc:date>2006-08-04T07:48:11</dc:date>
    <dc:language>en-US</dc:language>
    <meta:editing-cycles>7</meta:editing-cycles>
    <meta:editing-duration>PT37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0" meta:character-count="61"/>
  </office:meta>
</office:document-meta>
</file>